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paragraph-rsid="00081a6d"/>
    </style:style>
    <style:style style:name="P5" style:family="paragraph" style:parent-style-name="Text_20_body">
      <style:text-properties officeooo:paragraph-rsid="000b56f9"/>
    </style:style>
    <style:style style:name="P6" style:family="paragraph" style:parent-style-name="Text_20_body">
      <style:text-properties officeooo:paragraph-rsid="000beb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1a6d" style:font-weight-asian="normal" style:font-weight-complex="normal"/>
    </style:style>
    <style:style style:name="T4" style:family="text">
      <style:text-properties fo:font-weight="normal" officeooo:rsid="00093837" style:font-weight-asian="normal" style:font-weight-complex="normal"/>
    </style:style>
    <style:style style:name="T5" style:family="text">
      <style:text-properties officeooo:rsid="00081a6d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casos de prueba </text:p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2_383642230" text:style-name="Index_20_Link" text:visited-style-name="Index_20_Link">Ejercicio 2: Aplicación de Calculadora<text:tab/>2</text:a></text:p>
          <text:p text:style-name="P2"><text:a xlink:type="simple" xlink:href="#__RefHeading___Toc1_383642230" text:style-name="Index_20_Link" text:visited-style-name="Index_20_Link">Caso 1: Suma válida<text:tab/>2</text:a></text:p>
          <text:p text:style-name="P2"><text:a xlink:type="simple" xlink:href="#__RefHeading___Toc3_383642230" text:style-name="Index_20_Link" text:visited-style-name="Index_20_Link">Caso 2: Resta válida<text:tab/>2</text:a></text:p>
          <text:p text:style-name="P2"><text:a xlink:type="simple" xlink:href="#__RefHeading___Toc5_383642230" text:style-name="Index_20_Link" text:visited-style-name="Index_20_Link">Caso 3: Multiplicación válida<text:tab/>2</text:a></text:p>
          <text:p text:style-name="P2"><text:a xlink:type="simple" xlink:href="#__RefHeading___Toc7_383642230" text:style-name="Index_20_Link" text:visited-style-name="Index_20_Link">Caso 4: División válida<text:tab/>3</text:a></text:p>
          <text:p text:style-name="P2"><text:a xlink:type="simple" xlink:href="#__RefHeading___Toc9_383642230" text:style-name="Index_20_Link" text:visited-style-name="Index_20_Link">Caso 5: División por cero<text:tab/>3</text:a></text:p>
          <text:p text:style-name="P2"><text:a xlink:type="simple" xlink:href="#__RefHeading___Toc11_383642230" text:style-name="Index_20_Link" text:visited-style-name="Index_20_Link">Caso 6: Números negativos<text:tab/>3</text:a></text:p>
          <text:p text:style-name="P2"><text:a xlink:type="simple" xlink:href="#__RefHeading___Toc13_383642230" text:style-name="Index_20_Link" text:visited-style-name="Index_20_Link">Caso 7: Números extremadamente grandes<text:tab/>3</text:a></text:p>
          <text:p text:style-name="P2"><text:a xlink:type="simple" xlink:href="#__RefHeading___Toc15_383642230" text:style-name="Index_20_Link" text:visited-style-name="Index_20_Link">Caso 8: Entrada no numérica<text:tab/>4</text:a></text:p>
          <text:p text:style-name="P1"><text:a xlink:type="simple" xlink:href="#__RefHeading___Toc24_383642230" text:style-name="Index_20_Link" text:visited-style-name="Index_20_Link">Ejercicio 3: Aplicación de Compra en Línea<text:tab/>4</text:a></text:p>
          <text:p text:style-name="P2"><text:a xlink:type="simple" xlink:href="#__RefHeading___Toc26_383642230" text:style-name="Index_20_Link" text:visited-style-name="Index_20_Link">Caso 1: Agregar producto al carrito<text:tab/>4</text:a></text:p>
          <text:p text:style-name="P2"><text:a xlink:type="simple" xlink:href="#__RefHeading___Toc28_383642230" text:style-name="Index_20_Link" text:visited-style-name="Index_20_Link">Caso 2: Cantidad cero<text:tab/>4</text:a></text:p>
          <text:p text:style-name="P2"><text:a xlink:type="simple" xlink:href="#__RefHeading___Toc30_383642230" text:style-name="Index_20_Link" text:visited-style-name="Index_20_Link">Caso 3: Cantidad negativa<text:tab/>4</text:a></text:p>
          <text:p text:style-name="P2"><text:a xlink:type="simple" xlink:href="#__RefHeading___Toc32_383642230" text:style-name="Index_20_Link" text:visited-style-name="Index_20_Link">Caso 4: Producto inexistente<text:tab/>5</text:a></text:p>
          <text:p text:style-name="P2"><text:a xlink:type="simple" xlink:href="#__RefHeading___Toc34_383642230" text:style-name="Index_20_Link" text:visited-style-name="Index_20_Link">Caso 5: Múltiples productos<text:tab/>5</text:a></text:p>
          <text:p text:style-name="P2"><text:a xlink:type="simple" xlink:href="#__RefHeading___Toc36_383642230" text:style-name="Index_20_Link" text:visited-style-name="Index_20_Link">Caso 6: Eliminar producto del carrito<text:tab/>5</text:a></text:p>
          <text:p text:style-name="P2"><text:a xlink:type="simple" xlink:href="#__RefHeading___Toc38_383642230" text:style-name="Index_20_Link" text:visited-style-name="Index_20_Link">Caso 7: Eliminar producto no agregado<text:tab/>5</text:a></text:p>
          <text:p text:style-name="P2"><text:a xlink:type="simple" xlink:href="#__RefHeading___Toc40_383642230" text:style-name="Index_20_Link" text:visited-style-name="Index_20_Link">Caso 8: Finalizar compra con carrito vacío<text:tab/>5</text:a></text:p>
          <text:p text:style-name="P2"><text:a xlink:type="simple" xlink:href="#__RefHeading___Toc42_383642230" text:style-name="Index_20_Link" text:visited-style-name="Index_20_Link">Caso 9: Finalizar compra con productos<text:tab/>5</text:a></text:p>
          <text:p text:style-name="P1"><text:a xlink:type="simple" xlink:href="#__RefHeading___Toc44_383642230" text:style-name="Index_20_Link" text:visited-style-name="Index_20_Link">Ejercicio 4: Juego de Adivinanzas<text:tab/>6</text:a></text:p>
          <text:p text:style-name="P2"><text:a xlink:type="simple" xlink:href="#__RefHeading___Toc46_383642230" text:style-name="Index_20_Link" text:visited-style-name="Index_20_Link">Caso 1: Adivinanza correcta<text:tab/>6</text:a></text:p>
          <text:p text:style-name="P2"><text:a xlink:type="simple" xlink:href="#__RefHeading___Toc48_383642230" text:style-name="Index_20_Link" text:visited-style-name="Index_20_Link">Caso 2: Adivinanza menor<text:tab/>6</text:a></text:p>
          <text:p text:style-name="P2"><text:a xlink:type="simple" xlink:href="#__RefHeading___Toc50_383642230" text:style-name="Index_20_Link" text:visited-style-name="Index_20_Link">Caso 3: Adivinanza mayor<text:tab/>6</text:a></text:p>
          <text:p text:style-name="P2"><text:a xlink:type="simple" xlink:href="#__RefHeading___Toc52_383642230" text:style-name="Index_20_Link" text:visited-style-name="Index_20_Link">Caso 4: Agotar intentos<text:tab/>6</text:a></text:p>
          <text:p text:style-name="P2"><text:a xlink:type="simple" xlink:href="#__RefHeading___Toc54_383642230" text:style-name="Index_20_Link" text:visited-style-name="Index_20_Link">Caso 5: Adivinar en último intento<text:tab/>6</text:a></text:p>
          <text:p text:style-name="P2"><text:a xlink:type="simple" xlink:href="#__RefHeading___Toc56_383642230" text:style-name="Index_20_Link" text:visited-style-name="Index_20_Link">Caso 6: Número fuera de rango<text:tab/>7</text:a></text:p>
          <text:p text:style-name="P2"><text:a xlink:type="simple" xlink:href="#__RefHeading___Toc58_383642230" text:style-name="Index_20_Link" text:visited-style-name="Index_20_Link">Caso 7: Entrada no numérica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<text:bookmark-start text:name="__RefHeading___Toc22_383642230"/>Ejercicio 2: Aplicación de Calculadora <text:bookmark-end text:name="__RefHeading___Toc22_383642230"/></text:h>
      <text:p text:style-name="Text_20_body"/>
      <text:h text:style-name="Heading_20_3" text:outline-level="3"><text:bookmark-start text:name="__RefHeading___Toc1_383642230"/><text:span text:style-name="Strong_20_Emphasis">Caso 1: Suma válida</text:span><text:bookmark-end text:name="__RefHeading___Toc1_383642230"/></text:h>
      <text:p text:style-name="P4"><text:span text:style-name="T2"><text:line-break/>Número 1: </text:span><text:span text:style-name="T3">2</text:span><text:span text:style-name="T2"><text:line-break/>Número 2: 3<text:line-break/>Operación: Sumar</text:span></text:p>
      <text:p text:style-name="Text_20_body"><text:span text:style-name="T2"><text:line-break/>El resultado es </text:span><text:span text:style-name="Strong_20_Emphasis"><text:span text:style-name="T3">5</text:span></text:span><text:span text:style-name="T2">.</text:span></text:p>
      <text:h text:style-name="Heading_20_3" text:outline-level="3"><text:bookmark-start text:name="__RefHeading___Toc3_383642230"/><text:span text:style-name="Strong_20_Emphasis">Caso 2: Resta válid</text:span><text:span text:style-name="Strong_20_Emphasis"><text:span text:style-name="T5">a</text:span></text:span><text:bookmark-end text:name="__RefHeading___Toc3_383642230"/></text:h>
      <text:p text:style-name="Text_20_body"><text:span text:style-name="T2"><text:line-break/>Número 1: </text:span><text:span text:style-name="T3">7</text:span><text:span text:style-name="T2"><text:line-break/>Número 2: </text:span><text:span text:style-name="T3">3</text:span><text:span text:style-name="T2"><text:line-break/>Operación: Restar</text:span></text:p>
      <text:p text:style-name="Text_20_body"><text:span text:style-name="T2"><text:line-break/>El resultado es </text:span><text:span text:style-name="Strong_20_Emphasis"><text:span text:style-name="T3">4</text:span></text:span><text:span text:style-name="T2">.</text:span></text:p>
      <text:h text:style-name="Heading_20_3" text:outline-level="3"><text:bookmark-start text:name="__RefHeading___Toc5_383642230"/><text:span text:style-name="Strong_20_Emphasis">Caso 3: Multiplicación válida</text:span><text:bookmark-end text:name="__RefHeading___Toc5_383642230"/></text:h>
      <text:p text:style-name="Text_20_body"><text:span text:style-name="T2"><text:line-break/>Número 1: </text:span><text:span text:style-name="T3">5</text:span><text:span text:style-name="T2"><text:line-break/>Número 2: </text:span><text:span text:style-name="T3">5</text:span><text:span text:style-name="T2"><text:line-break/>Operación: Multiplicar</text:span></text:p>
      <text:p text:style-name="Text_20_body"><text:span text:style-name="T2"><text:line-break/>El resultado es </text:span><text:span text:style-name="Strong_20_Emphasis"><text:span text:style-name="T3">25</text:span></text:span><text:span text:style-name="T2">.</text:span></text:p>
      <text:h text:style-name="Heading_20_3" text:outline-level="3"><text:bookmark-start text:name="__RefHeading___Toc7_383642230"/><text:span text:style-name="Strong_20_Emphasis">Caso 4: División válida</text:span><text:bookmark-end text:name="__RefHeading___Toc7_383642230"/></text:h>
      <text:p text:style-name="P4"><text:span text:style-name="T2"><text:line-break/>Número 1: </text:span><text:span text:style-name="T3">10</text:span><text:span text:style-name="T2"><text:line-break/>Número 2: </text:span><text:span text:style-name="T3">2</text:span><text:span text:style-name="T2"><text:line-break/>Operación: Dividir</text:span></text:p>
      <text:p text:style-name="P4"><text:span text:style-name="T2"><text:line-break/>El resultado es </text:span><text:span text:style-name="Strong_20_Emphasis"><text:span text:style-name="T3">2</text:span></text:span><text:span text:style-name="T2">.</text:span></text:p>
      <text:p text:style-name="Text_20_body"><text:span text:style-name="T2"/></text:p>
      <text:p text:style-name="Text_20_body"><text:soft-page-break/><text:span text:style-name="T2"/></text:p>
      <text:p text:style-name="Text_20_body"><text:span text:style-name="T2"/></text:p>
      <text:p text:style-name="Text_20_body"><text:span text:style-name="T2"/></text:p>
      <text:h text:style-name="Heading_20_3" text:outline-level="3"><text:bookmark-start text:name="__RefHeading___Toc9_383642230"/><text:span text:style-name="Strong_20_Emphasis">Caso 5: División por cero</text:span><text:bookmark-end text:name="__RefHeading___Toc9_383642230"/></text:h>
      <text:p text:style-name="Text_20_body"><text:span text:style-name="T2"><text:line-break/>Número 1: 10<text:line-break/>Número 2: 0<text:line-break/>Operación: Dividir</text:span></text:p>
      <text:p text:style-name="Text_20_body"><text:span text:style-name="T2"><text:line-break/>La operación falla.</text:span></text:p>
      <text:h text:style-name="Heading_20_3" text:outline-level="3"><text:bookmark-start text:name="__RefHeading___Toc11_383642230"/><text:span text:style-name="Strong_20_Emphasis">Caso 6: Números negativos</text:span><text:bookmark-end text:name="__RefHeading___Toc11_383642230"/></text:h>
      <text:p text:style-name="Text_20_body"><text:span text:style-name="T2"><text:line-break/>Número 1: -5<text:line-break/>Número 2: -</text:span><text:span text:style-name="T4">5</text:span><text:span text:style-name="T2"><text:line-break/>Operación: Sumar</text:span></text:p>
      <text:p text:style-name="Text_20_body"><text:span text:style-name="T2"><text:line-break/>El resultado es </text:span><text:span text:style-name="Strong_20_Emphasis"><text:span text:style-name="T2">-</text:span></text:span><text:span text:style-name="Strong_20_Emphasis"><text:span text:style-name="T4">10</text:span></text:span><text:span text:style-name="T2">.</text:span></text:p>
      <text:h text:style-name="Heading_20_3" text:outline-level="3"><text:bookmark-start text:name="__RefHeading___Toc13_383642230"/><text:span text:style-name="Strong_20_Emphasis">Caso 7: Números extremadamente grandes</text:span><text:bookmark-end text:name="__RefHeading___Toc13_383642230"/></text:h>
      <text:p text:style-name="Text_20_body"><text:span text:style-name="T2"><text:line-break/>Número 1: 1000000000<text:line-break/>Número 2: 1000000000<text:line-break/>Operación: Multiplicar</text:span></text:p>
      <text:p text:style-name="Text_20_body"><text:span text:style-name="T2"><text:line-break/></text:span><text:span text:style-name="T4">Número demasiado grande</text:span><text:span text:style-name="T2">.</text:span></text:p>
      <text:h text:style-name="Heading_20_3" text:outline-level="3"><text:bookmark-start text:name="__RefHeading___Toc15_383642230"/><text:span text:style-name="Strong_20_Emphasis">Caso 8: Entrada no numérica</text:span><text:bookmark-end text:name="__RefHeading___Toc15_383642230"/></text:h>
      <text:p text:style-name="Text_20_body"><text:span text:style-name="T2"><text:line-break/>Número 1: "abc"<text:line-break/>Número 2: 5<text:line-break/>Operación: Sumar</text:span></text:p>
      <text:p text:style-name="Text_20_body"><text:span text:style-name="T2"><text:line-break/>La operación falla y se muestra un mensaje de error por entrada inválida.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<text:bookmark-start text:name="__RefHeading___Toc24_383642230"/><text:span text:style-name="Strong_20_Emphasis">Ejercicio 3: Aplicación de Compra en Línea</text:span><text:bookmark-end text:name="__RefHeading___Toc24_383642230"/></text:h>
      <text:h text:style-name="Heading_20_3" text:outline-level="3"><text:bookmark-start text:name="__RefHeading___Toc26_383642230"/><text:span text:style-name="Strong_20_Emphasis"><text:span text:style-name="T1">Caso 1: Agregar producto al carrito</text:span></text:span><text:bookmark-end text:name="__RefHeading___Toc26_383642230"/></text:h>
      <text:p text:style-name="Text_20_body"><text:span text:style-name="T2"><text:line-break/>Producto: Laptop<text:line-break/>Cantidad: 1</text:span></text:p>
      <text:p text:style-name="Text_20_body"><text:span text:style-name="T2"><text:line-break/>El producto se agrega correctamente al carrito con cantidad </text:span><text:span text:style-name="Strong_20_Emphasis"><text:span text:style-name="T2">1</text:span></text:span><text:span text:style-name="T2">.</text:span></text:p>
      <text:h text:style-name="Heading_20_3" text:outline-level="3"><text:bookmark-start text:name="__RefHeading___Toc28_383642230"/><text:span text:style-name="Strong_20_Emphasis"><text:span text:style-name="T1">Caso 2: Cantidad cero</text:span></text:span><text:bookmark-end text:name="__RefHeading___Toc28_383642230"/></text:h>
      <text:p text:style-name="Text_20_body"><text:span text:style-name="T2"><text:line-break/>Producto: Mouse<text:line-break/>Cantidad: 0</text:span></text:p>
      <text:p text:style-name="Text_20_body"><text:span text:style-name="T2"><text:line-break/>El sistema muestra un </text:span><text:span text:style-name="Strong_20_Emphasis"><text:span text:style-name="T2">mensaje de error</text:span></text:span><text:span text:style-name="T2"> indicando que la cantidad debe ser mayor que cero.</text:span></text:p>
      <text:h text:style-name="Heading_20_3" text:outline-level="3"><text:bookmark-start text:name="__RefHeading___Toc30_383642230"/><text:span text:style-name="Strong_20_Emphasis"><text:span text:style-name="T1">Caso 3: Cantidad negativa</text:span></text:span><text:bookmark-end text:name="__RefHeading___Toc30_383642230"/></text:h>
      <text:p text:style-name="Text_20_body"><text:span text:style-name="T2"><text:line-break/>Producto: Teclado<text:line-break/>Cantidad: -3</text:span></text:p>
      <text:p text:style-name="Text_20_body"><text:span text:style-name="T2"><text:line-break/>La acción falla y se muestra un </text:span><text:span text:style-name="Strong_20_Emphasis"><text:span text:style-name="T2">mensaje de error por cantidad inválida</text:span></text:span><text:span text:style-name="T2">.</text:span></text:p>
      <text:h text:style-name="Heading_20_3" text:outline-level="3"><text:bookmark-start text:name="__RefHeading___Toc32_383642230"/><text:span text:style-name="Strong_20_Emphasis"><text:span text:style-name="T1">Caso 4: Producto inexistente</text:span></text:span><text:bookmark-end text:name="__RefHeading___Toc32_383642230"/></text:h>
      <text:p text:style-name="Text_20_body"><text:span text:style-name="T2"><text:line-break/>Producto: Consola X99<text:line-break/>Cantidad: 1</text:span></text:p>
      <text:p text:style-name="Text_20_body"><text:span text:style-name="T2"><text:line-break/>El sistema indica que el </text:span><text:span text:style-name="Strong_20_Emphasis"><text:span text:style-name="T2">producto no existe</text:span></text:span><text:span text:style-name="T2"> y no lo agrega al carrito.</text:span></text:p>
      <text:h text:style-name="Heading_20_3" text:outline-level="3"><text:bookmark-start text:name="__RefHeading___Toc34_383642230"/><text:span text:style-name="Strong_20_Emphasis"><text:span text:style-name="T1">Caso 5: Múltiples productos</text:span></text:span><text:bookmark-end text:name="__RefHeading___Toc34_383642230"/></text:h>
      <text:p text:style-name="Text_20_body"><text:span text:style-name="T2"><text:line-break/>Monitor (2), Audífonos (1)</text:span></text:p>
      <text:p text:style-name="Text_20_body"><text:span text:style-name="T2"><text:line-break/>Ambos productos aparecen correctamente en el carrito con sus cantidades respectivas.</text:span></text:p>
      <text:h text:style-name="Heading_20_3" text:outline-level="3"><text:bookmark-start text:name="__RefHeading___Toc36_383642230"/><text:soft-page-break/><text:span text:style-name="Strong_20_Emphasis">Caso 6: Eliminar producto del carrito</text:span><text:bookmark-end text:name="__RefHeading___Toc36_383642230"/></text:h>
      <text:p text:style-name="Text_20_body"><text:span text:style-name="T2"><text:line-break/>Producto: Monitor</text:span></text:p>
      <text:p text:style-name="Text_20_body"><text:span text:style-name="T2"><text:line-break/>El producto se elimina correctamente del carrito.</text:span></text:p>
      <text:h text:style-name="Heading_20_3" text:outline-level="3"><text:bookmark-start text:name="__RefHeading___Toc38_383642230"/><text:span text:style-name="Strong_20_Emphasis">Caso 7: Eliminar producto no agregado</text:span><text:bookmark-end text:name="__RefHeading___Toc38_383642230"/></text:h>
      <text:p text:style-name="Text_20_body"><text:span text:style-name="T2"><text:line-break/>Producto: Impresora</text:span></text:p>
      <text:p text:style-name="Text_20_body"><text:span text:style-name="T2"><text:line-break/>El sistema muestra un </text:span><text:span text:style-name="Strong_20_Emphasis"><text:span text:style-name="T2">mensaje de error</text:span></text:span><text:span text:style-name="T2"> indicando que el producto no está en el carrito.</text:span></text:p>
      <text:h text:style-name="Heading_20_3" text:outline-level="3"><text:bookmark-start text:name="__RefHeading___Toc40_383642230"/><text:span text:style-name="Strong_20_Emphasis">Caso 8: Finalizar compra con carrito vacío</text:span><text:bookmark-end text:name="__RefHeading___Toc40_383642230"/></text:h>
      <text:p text:style-name="Text_20_body"><text:span text:style-name="T2"><text:line-break/>Carrito vacío</text:span></text:p>
      <text:p text:style-name="Text_20_body"><text:span text:style-name="T2"><text:line-break/>El sistema no permite finalizar la compra y muestra un </text:span><text:span text:style-name="Strong_20_Emphasis"><text:span text:style-name="T2">mensaje indicando que el carrito está vacío</text:span></text:span><text:span text:style-name="T2">.</text:span></text:p>
      <text:h text:style-name="Heading_20_3" text:outline-level="3"><text:bookmark-start text:name="__RefHeading___Toc42_383642230"/><text:span text:style-name="Strong_20_Emphasis">Caso 9: Finalizar compra con productos</text:span><text:bookmark-end text:name="__RefHeading___Toc42_383642230"/></text:h>
      <text:p text:style-name="Text_20_body"><text:span text:style-name="T2"><text:line-break/>Laptop (1), Mouse (2)</text:span></text:p>
      <text:p text:style-name="Text_20_body"><text:span text:style-name="T2"><text:line-break/>La compra se realiza exitosamente y se genera el </text:span><text:span text:style-name="Strong_20_Emphasis"><text:span text:style-name="T2">pedido confirmado</text:span></text:span><text:span text:style-name="T2">.</text:span></text:p>
      <text:p text:style-name="Text_20_body"><text:span text:style-name="Strong_20_Emphasis"><text:span text:style-name="T2"/></text:span></text:p>
      <text:h text:style-name="Heading_20_2" text:outline-level="2"><text:span text:style-name="Strong_20_Emphasis"><text:span text:style-name="T2"/></text:span></text:h>
      <text:h text:style-name="Heading_20_2" text:outline-level="2"><text:bookmark-start text:name="__RefHeading___Toc44_383642230"/><text:span text:style-name="Strong_20_Emphasis">Ejercicio 4: Juego de Adivinanzas</text:span><text:bookmark-end text:name="__RefHeading___Toc44_383642230"/></text:h>
      <text:h text:style-name="Heading_20_3" text:outline-level="3"><text:bookmark-start text:name="__RefHeading___Toc46_383642230"/><text:span text:style-name="Strong_20_Emphasis"><text:span text:style-name="T1">Caso 1: Adivinanza correcta</text:span></text:span><text:bookmark-end text:name="__RefHeading___Toc46_383642230"/></text:h>
      <text:p text:style-name="Text_20_body"><text:span text:style-name="T2"><text:line-break/>Número objetivo: 88<text:line-break/>Intento: 88</text:span></text:p>
      <text:p text:style-name="Text_20_body"><text:span text:style-name="T2"><text:line-break/>El juego muestra </text:span><text:span text:style-name="Strong_20_Emphasis"><text:span text:style-name="T2">mensaje de acierto</text:span></text:span><text:span text:style-name="T2"> y finaliza.</text:span></text:p>
      <text:h text:style-name="Heading_20_3" text:outline-level="3"><text:bookmark-start text:name="__RefHeading___Toc48_383642230"/><text:span text:style-name="Strong_20_Emphasis"><text:span text:style-name="T1">Caso 2: Adivinanza menor</text:span></text:span><text:bookmark-end text:name="__RefHeading___Toc48_383642230"/></text:h>
      <text:p text:style-name="Text_20_body"><text:span text:style-name="T2"><text:line-break/>Número objetivo: 60<text:line-break/>Intento: 25</text:span></text:p>
      <text:p text:style-name="Text_20_body"><text:soft-page-break/><text:span text:style-name="T2"><text:line-break/>El juego indica que el </text:span><text:span text:style-name="Strong_20_Emphasis"><text:span text:style-name="T2">número objetivo es mayor</text:span></text:span><text:span text:style-name="T2">.</text:span></text:p>
      <text:p text:style-name="P3"/>
      <text:h text:style-name="Heading_20_3" text:outline-level="3"><text:bookmark-start text:name="__RefHeading___Toc50_383642230"/><text:span text:style-name="Strong_20_Emphasis"><text:span text:style-name="T1">Caso 3: Adivinanza mayor</text:span></text:span><text:bookmark-end text:name="__RefHeading___Toc50_383642230"/></text:h>
      <text:p text:style-name="Text_20_body"><text:span text:style-name="T2"><text:line-break/>Número objetivo: 40<text:line-break/>Intento: 75</text:span></text:p>
      <text:p text:style-name="Text_20_body"><text:span text:style-name="T2"><text:line-break/>El juego indica que el </text:span><text:span text:style-name="Strong_20_Emphasis"><text:span text:style-name="T2">número objetivo es menor</text:span></text:span><text:span text:style-name="T2">.</text:span></text:p>
      <text:h text:style-name="Heading_20_3" text:outline-level="3"><text:bookmark-start text:name="__RefHeading___Toc52_383642230"/><text:span text:style-name="Strong_20_Emphasis"><text:span text:style-name="T1">Caso 4: Agotar intentos</text:span></text:span><text:bookmark-end text:name="__RefHeading___Toc52_383642230"/></text:h>
      <text:p text:style-name="Text_20_body"><text:span text:style-name="T2"><text:line-break/>Número objetivo: 90<text:line-break/>Intentos: 10, 30, 50, 70</text:span></text:p>
      <text:p text:style-name="Text_20_body"><text:span text:style-name="T2"><text:line-break/>El juego termina mostrando </text:span><text:span text:style-name="Strong_20_Emphasis"><text:span text:style-name="T2">mensaje de derrota</text:span></text:span><text:span text:style-name="T2">.</text:span></text:p>
      <text:h text:style-name="Heading_20_3" text:outline-level="3"><text:bookmark-start text:name="__RefHeading___Toc54_383642230"/><text:span text:style-name="Strong_20_Emphasis"><text:span text:style-name="T1">Caso 5: Adivinar en último intento</text:span></text:span><text:bookmark-end text:name="__RefHeading___Toc54_383642230"/></text:h>
      <text:p text:style-name="Text_20_body"><text:span text:style-name="T2"><text:line-break/>Número objetivo: 22<text:line-break/>Intentos: 5, 18, 22</text:span></text:p>
      <text:p text:style-name="Text_20_body"><text:span text:style-name="T2"><text:line-break/>El jugador </text:span><text:span text:style-name="Strong_20_Emphasis"><text:span text:style-name="T2">gana en el último intento</text:span></text:span><text:span text:style-name="T2"> y el juego finaliza.</text:span></text:p>
      <text:h text:style-name="Heading_20_3" text:outline-level="3"><text:bookmark-start text:name="__RefHeading___Toc56_383642230"/><text:span text:style-name="Strong_20_Emphasis"><text:span text:style-name="T1">Caso 6: Número fuera de rango</text:span></text:span><text:bookmark-end text:name="__RefHeading___Toc56_383642230"/></text:h>
      <text:p text:style-name="Text_20_body"><text:span text:style-name="T2"><text:line-break/>Intento: -5</text:span></text:p>
      <text:p text:style-name="Text_20_body"><text:span text:style-name="T2"><text:line-break/>El sistema muestra </text:span><text:span text:style-name="Strong_20_Emphasis"><text:span text:style-name="T2">mensaje de error</text:span></text:span><text:span text:style-name="T2"> indicando que el número debe estar entre 1 y 100.</text:span></text:p>
      <text:h text:style-name="Heading_20_3" text:outline-level="3"><text:bookmark-start text:name="__RefHeading___Toc58_383642230"/><text:span text:style-name="Strong_20_Emphasis"><text:span text:style-name="T1">Caso 7: Entrada no numérica</text:span></text:span><text:bookmark-end text:name="__RefHeading___Toc58_383642230"/></text:h>
      <text:p text:style-name="Text_20_body"><text:span text:style-name="T2"><text:line-break/>Intento: "hola"</text:span></text:p>
      <text:p text:style-name="Text_20_body"><text:span text:style-name="T2"><text:line-break/>El sistema muestra </text:span><text:span text:style-name="Strong_20_Emphasis"><text:span text:style-name="T2">mensaje de error por entrada inválida</text:span></text:span><text:span text:style-name="T2"> y no consume intento.</text:span></text:p>
      <text:p text:style-name="Text_20_body"><text:span text:style-name="Strong_20_Emphasis"><text:span text:style-name="T2"/></text:span></text:p>
      <text:p text:style-name="P5"><text:span text:style-name="Strong_20_Emphasis"><text:span text:style-name="T6"/></text:span>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1T20:34:31.140000000</meta:creation-date>
    <dc:date>2026-01-21T20:58:59.755000000</dc:date>
    <meta:editing-duration>PT24M26S</meta:editing-duration>
    <meta:editing-cycles>9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04" meta:word-count="652" meta:character-count="3805" meta:non-whitespace-character-count="3207"/>
  </office:meta>
</office:document-meta>
</file>